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b72" officeooo:paragraph-rsid="00145b72"/>
    </style:style>
    <style:style style:name="P2" style:family="paragraph" style:parent-style-name="Standard">
      <style:text-properties officeooo:rsid="00160da1" officeooo:paragraph-rsid="00160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documents <text:s/>shows <text:s/>your thought process around key areas of the proposed problem</text:p>
      <text:p text:style-name="P1"/>
      <text:p text:style-name="P1">title page</text:p>
      <text:p text:style-name="P1">proposal for [company name here]</text:p>
      <text:p text:style-name="P1">with your name,learner number</text:p>
      <text:p text:style-name="P1"/>
      <text:p text:style-name="P1">content page</text:p>
      <text:p text:style-name="P1">auto generate contents page</text:p>
      <text:p text:style-name="P1">make sure all titles in the document and formatted headings</text:p>
      <text:p text:style-name="P1"/>
      <text:p text:style-name="P1">organisation overview</text:p>
      <text:p text:style-name="P1">give a description of the business that the scenario is about</text:p>
      <text:p text:style-name="P1">who are they as a business</text:p>
      <text:p text:style-name="P1">what do they do</text:p>
      <text:p text:style-name="P1">what are they looking for</text:p>
      <text:p text:style-name="P1"/>
      <text:p text:style-name="P1">problem overview</text:p>
      <text:p text:style-name="P1">write detailed description of your understanding of the problem.the main problems with their current system</text:p>
      <text:p text:style-name="P1">you should talk about the impact these problems are putting on the business</text:p>
      <text:p text:style-name="P1">give a description of what the problem is with the current system</text:p>
      <text:p text:style-name="P1">do not talk about how you will solve it</text:p>
      <text:p text:style-name="P1"/>
      <text:p text:style-name="P1">user groups</text:p>
      <text:p text:style-name="P1">identify what you feel are the groups of user that youwill use the system</text:p>
      <text:p text:style-name="P1">explain how you will identify them</text:p>
      <text:p text:style-name="P1">briefly about how you think they will make use of the system(what sort of things they likely to do with the system)</text:p>
      <text:p text:style-name="P2">minimum 3</text:p>
      <text:p text:style-name="P2"/>
      <text:p text:style-name="P2">empathy maps</text:p>
      <text:p text:style-name="P2">this is a table of problems and needs</text:p>
      <text:p text:style-name="P2">shows a process of exploring what customers /users think and feel about the current solution</text:p>
      <text:p text:style-name="P2"/>
      <text:p text:style-name="P2">user stories</text:p>
      <text:p text:style-name="P2">for each of the groups of users you need to create a user story which explores the things they want to do and the acceptance criteria they will need</text:p>
      <text:p text:style-name="P2"/>
      <text:p text:style-name="P2">laws/guidance/legislation</text:p>
      <text:p text:style-name="P2">explore what laws and guidance that the identified business have to operate understanding</text:p>
      <text:p text:style-name="P2">look at the laws and legislation that the business would have to work understanding</text:p>
      <text:p text:style-name="P2">look at other laws/legislation that will impact your system you will develop</text:p>
      <text:p text:style-name="P2">for all of these what I the impact on your project what will you do to adjust/mitigate these impacts?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1.294338300</meta:creation-date>
    <dc:date>2025-09-30T10:26:53.948242900</dc:date>
    <meta:editing-duration>PT9M31S</meta:editing-duration>
    <meta:editing-cycles>1</meta:editing-cycles>
    <meta:document-statistic meta:table-count="0" meta:image-count="0" meta:object-count="0" meta:page-count="1" meta:paragraph-count="32" meta:word-count="280" meta:character-count="1624" meta:non-whitespace-character-count="1374"/>
    <meta:generator>LibreOffice/25.2.3.2$Windows_X86_64 LibreOffice_project/bbb074479178df812d175f709636b368952c2ce3</meta:generator>
  </office:meta>
</office:document-meta>
</file>